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fo:font-size="14pt" style:font-size-asian="14pt" style:font-size-complex="14pt"/>
    </style:style>
    <style:style style:name="T46" style:family="text">
      <style:text-properties fo:font-size="14pt" officeooo:rsid="004f5026" style:font-size-asian="14pt" style:font-size-complex="14pt"/>
    </style:style>
    <style:style style:name="T47" style:family="text">
      <style:text-properties officeooo:rsid="004f5026"/>
    </style:style>
    <style:style style:name="T48" style:family="text">
      <style:text-properties officeooo:rsid="00502a1c"/>
    </style:style>
    <style:style style:name="T49" style:family="text">
      <style:text-properties officeooo:rsid="0051f23c"/>
    </style:style>
    <style:style style:name="T50" style:family="text">
      <style:text-properties officeooo:rsid="00529938"/>
    </style:style>
    <style:style style:name="T51" style:family="text">
      <style:text-properties officeooo:rsid="00596ea0"/>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230035599266287"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230035801792280" text:continue-list="list230035599266287"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230036719005697" text:continue-list="list230035801792280"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230036029287821" text:continue-list="list230036719005697"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230035215860361" text:continue-list="list230036029287821"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230035215860361" text:style-name="L1">
        <text:list-item>
          <text:p text:style-name="P46">Conception Technique et Architecture</text:p>
        </text:list-item>
      </text:list>
      <text:p text:style-name="P47"/>
      <text:p text:style-name="P47"/>
      <text:list xml:id="list230035244512151"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230036420927145" text:continue-list="list230035244512151"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230035715867100" text:continue-list="list230036420927145"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230035715867100"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230036331349206"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230036803343887" text:continue-list="list230036331349206"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230035191988791" text:continue-list="list230036803343887"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230036178772117" text:continue-list="list230035191988791"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230036277424085" text:continue-list="list230036178772117"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230035474055234" text:continue-list="list230036277424085"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230035474055234"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3702266069"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3702266069"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text:span></text:p>
      <text:p text:style-name="P144"/>
      <text:p text:style-name="P145">&gt;<text:span text:style-name="T45"> </text:span><text:span text:style-name="T46">Erreur rencontrée lors du test unitaire :</text:span></text:p>
      <text:p text:style-name="P146"><text:span text:style-name="T47"><text:tab/></text:span>knowledge/nlp_extractor.py:6: in  nlp = spacy.load("fr_core_news_sm")</text:p>
      <text:p text:style-name="P146"><text:tab/><text:span text:style-name="T47">Il manque en fait le téléchargement d’un modèle pour la langue française. Je suppose que je vais rencontrer plus tard d’autres problèmes de modèles. J’utilise donc en bash : </text:span>python -m spacy download fr_core_news_sm ; <text:span text:style-name="T47">et je rajoute derrière aussi le download eng_core_web_sm.</text:span></text:p>
      <text:p text:style-name="P146">&gt; <text:span text:style-name="T48">Deuxième erreur rencontrée : il faut installer le package unstructured[pdf] en plus de unstructured. </text:span><text:span text:style-name="T49">Testé avec conda-forge, il est nécessaire de passer par pip install. Ce qui m’ennuie énormément vu que j’ai horreur de mélanger les gestionnaires de packages </text:span><text:span text:style-name="T50">(et en plus ça prends 3 plombs)</text:span><text:span text:style-name="T49">.</text:span><text:tab/></text:p>
      <text:p text:style-name="P147">&gt; <text:span text:style-name="T51">Troisième erreur : problème avec le regex, la complexité des algorithmes n’est pas bien capturée. Modification du code pour rendre le regex plus robuste &gt; &gt; Test OK !</text:span></text:p>
      <text:p text:style-name="P147"/>
      <text:p text:style-name="P1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23:00:34.945470042</dc:date>
    <meta:editing-duration>PT5H26M47S</meta:editing-duration>
    <meta:editing-cycles>66</meta:editing-cycles>
    <meta:generator>LibreOffice/26.2.1.2$Linux_X86_64 LibreOffice_project/620$Build-2</meta:generator>
    <meta:document-statistic meta:table-count="1" meta:image-count="0" meta:object-count="0" meta:page-count="16" meta:paragraph-count="353" meta:word-count="4169" meta:character-count="28487" meta:non-whitespace-character-count="24680"/>
  </office:meta>
</office:document-meta>
</file>